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25-02-0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24-03-0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23-02-2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22-02-09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21-02-2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1308" calcext:value-type="float">
            <text:p>24.18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948" calcext:value-type="float">
            <text:p>23.71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726" calcext:value-type="float">
            <text:p>23.79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4212" calcext:value-type="float">
            <text:p>23.79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7128" calcext:value-type="float">
            <text:p>23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74608" calcext:value-type="float">
            <text:p>23.72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62416" calcext:value-type="float">
            <text:p>23.72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1324" calcext:value-type="float">
            <text:p>25.07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772" calcext:value-type="float">
            <text:p>25.35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4656" calcext:value-type="float">
            <text:p>25.3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602" calcext:value-type="float">
            <text:p>25.30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93856" calcext:value-type="float">
            <text:p>25.25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918" calcext:value-type="float">
            <text:p>25.18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0704" calcext:value-type="float">
            <text:p>25.1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1024" calcext:value-type="float">
            <text:p>25.2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6236" calcext:value-type="float">
            <text:p>25.2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42" calcext:value-type="float">
            <text:p>25.33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8824" calcext:value-type="float">
            <text:p>25.3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9276" calcext:value-type="float">
            <text:p>25.44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7912" calcext:value-type="float">
            <text:p>25.4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842" calcext:value-type="float">
            <text:p>25.45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4676" calcext:value-type="float">
            <text:p>25.4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1328" calcext:value-type="float">
            <text:p>25.6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852" calcext:value-type="float">
            <text:p>25.6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524" calcext:value-type="float">
            <text:p>25.65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7368" calcext:value-type="float">
            <text:p>25.6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7252" calcext:value-type="float">
            <text:p>26.52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0196" calcext:value-type="float">
            <text:p>26.46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09072" calcext:value-type="float">
            <text:p>26.46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468" calcext:value-type="float">
            <text:p>26.4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3244" calcext:value-type="float">
            <text:p>26.46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5144" calcext:value-type="float">
            <text:p>26.4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854" calcext:value-type="float">
            <text:p>26.41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22" calcext:value-type="float">
            <text:p>26.3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812" calcext:value-type="float">
            <text:p>26.43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0732" calcext:value-type="float">
            <text:p>26.43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2912" calcext:value-type="float">
            <text:p>26.0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866" calcext:value-type="float">
            <text:p>26.1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5792" calcext:value-type="float">
            <text:p>26.2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1052" calcext:value-type="float">
            <text:p>26.45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506" calcext:value-type="float">
            <text:p>26.5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7036" calcext:value-type="float">
            <text:p>26.57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3848" calcext:value-type="float">
            <text:p>26.7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8928" calcext:value-type="float">
            <text:p>26.7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2108" calcext:value-type="float">
            <text:p>26.77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9192" calcext:value-type="float">
            <text:p>26.8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0876" calcext:value-type="float">
            <text:p>26.82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724" calcext:value-type="float">
            <text:p>26.87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4132" calcext:value-type="float">
            <text:p>26.96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3888" calcext:value-type="float">
            <text:p>27.0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716" calcext:value-type="float">
            <text:p>27.19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6204" calcext:value-type="float">
            <text:p>27.28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0268" calcext:value-type="float">
            <text:p>27.29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468" calcext:value-type="float">
            <text:p>27.2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4304" calcext:value-type="float">
            <text:p>27.3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5104" calcext:value-type="float">
            <text:p>27.3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644" calcext:value-type="float">
            <text:p>27.37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692" calcext:value-type="float">
            <text:p>27.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6168" calcext:value-type="float">
            <text:p>27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2048" calcext:value-type="float">
            <text:p>27.5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772" calcext:value-type="float">
            <text:p>27.6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8476" calcext:value-type="float">
            <text:p>27.93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144" calcext:value-type="float">
            <text:p>28.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1544" calcext:value-type="float">
            <text:p>28.1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9268" calcext:value-type="float">
            <text:p>28.17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178" calcext:value-type="float">
            <text:p>28.2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2072" calcext:value-type="float">
            <text:p>28.2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83" calcext:value-type="float">
            <text:p>28.3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132" calcext:value-type="float">
            <text:p>28.3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9468" calcext:value-type="float">
            <text:p>28.50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724" calcext:value-type="float">
            <text:p>28.7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9112043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65312" calcext:value-type="float">
            <text:p>28.78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2" meta:object-count="0"/>
    <meta:user-defined meta:name="AppVersion">3.0</meta:user-defined>
  </office:meta>
</office:document-meta>
</file>